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2" style:family="paragraph" style:parent-style-name="Standard">
      <style:text-properties style:font-name="Courier 10 Pitch"/>
    </style:style>
    <style:style style:name="P3" style:family="paragraph" style:parent-style-name="Standard">
      <style:text-properties style:font-name="Courier 10 Pitch" fo:language="en" fo:country="US" style:font-name-asian="Liberation Serif1" style:language-asian="en" style:country-asian="US" style:font-name-complex="Liberation Serif1" style:language-complex="en" style:country-complex="US"/>
    </style:style>
    <style:style style:name="T1" style:family="text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T2" style:family="text">
      <style:text-properties style:font-name="Courier 10 Pitch"/>
    </style:style>
    <style:style style:name="T3" style:family="text">
      <style:text-properties fo:language="en" fo:country="US" style:font-name-asian="Liberation Serif1" style:language-asian="en" style:country-asian="US" style:font-name-complex="Liberation Serif1" style:language-complex="en" style:country-complex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ndreas Landgrebe<text:span text:style-name="T3">//*********************************************************************************************************************************</text:span></text:p>
      <text:p text:style-name="P3">//Andreas Landgrebe cs111 fall semester 2012</text:p>
      <text:p text:style-name="P3">//</text:p>
      <text:p text:style-name="P3">//Lab 5 Problem 1</text:p>
      <text:p text:style-name="P3">//</text:p>
      <text:p text:style-name="P3">//Defines a student class to represent an individual student with a name, student id, major, two lab scores, and two test scores.</text:p>
      <text:p text:style-name="P3">//</text:p>
      <text:p text:style-name="P3">//*********************************************************************************************************************************</text:p>
      <text:p text:style-name="P3"/>
      <text:p text:style-name="P3">public class Student</text:p>
      <text:p text:style-name="P3">{</text:p>
      <text:p text:style-name="P3"><text:s text:c="4"/>private int studentId; </text:p>
      <text:p text:style-name="P3"><text:s text:c="4"/>private double lab1, lab2, exam1, exam2;</text:p>
      <text:p text:style-name="P3"><text:s text:c="4"/>private String name, major;</text:p>
      <text:p text:style-name="P3"/>
      <text:p text:style-name="P3"><text:s text:c="4"/>public Student(String n, int id, String m)</text:p>
      <text:p text:style-name="P3"><text:s text:c="4"/>{<text:tab/></text:p>
      <text:p text:style-name="P3"><text:s text:c="8"/>name = n; <text:s text:c="4"/></text:p>
      <text:p text:style-name="P3"><text:tab/>studentId = id;</text:p>
      <text:p text:style-name="P3"><text:tab/>major = m;</text:p>
      <text:p text:style-name="P3"><text:s text:c="4"/>}</text:p>
      <text:p text:style-name="P3"/>
      <text:p text:style-name="P3"/>
      <text:p text:style-name="P3"><text:s text:c="4"/>public String getName()</text:p>
      <text:p text:style-name="P3"><text:s text:c="4"/>{</text:p>
      <text:p text:style-name="P3"><text:tab/>return name;</text:p>
      <text:p text:style-name="P3"><text:s text:c="4"/>}</text:p>
      <text:p text:style-name="P3"><text:s text:c="4"/>public int getid()</text:p>
      <text:p text:style-name="P3"><text:s text:c="4"/>{</text:p>
      <text:p text:style-name="P3"><text:tab/>return studentId;</text:p>
      <text:p text:style-name="P3"><text:s text:c="4"/>}</text:p>
      <text:p text:style-name="P3"><text:s text:c="4"/>public String getMajor()</text:p>
      <text:p text:style-name="P3"><text:s text:c="4"/>{</text:p>
      <text:p text:style-name="P3"><text:tab/>return major;</text:p>
      <text:p text:style-name="P3"><text:s text:c="4"/>}</text:p>
      <text:p text:style-name="P3"><text:s text:c="4"/>public double getLab1()</text:p>
      <text:p text:style-name="P3"><text:s text:c="4"/>{</text:p>
      <text:p text:style-name="P3"><text:tab/>return lab1;</text:p>
      <text:p text:style-name="P3"><text:s text:c="4"/>}</text:p>
      <text:p text:style-name="P3"><text:s text:c="4"/>public double getLab2()</text:p>
      <text:p text:style-name="P3"><text:s text:c="4"/>{</text:p>
      <text:p text:style-name="P3"><text:tab/>return lab2;</text:p>
      <text:p text:style-name="P3"><text:s text:c="4"/>}</text:p>
      <text:p text:style-name="P3"><text:soft-page-break/><text:s text:c="4"/>public double getExam1()</text:p>
      <text:p text:style-name="P3"><text:s text:c="4"/>{</text:p>
      <text:p text:style-name="P3"><text:tab/>return exam1;</text:p>
      <text:p text:style-name="P3"><text:s text:c="4"/>}</text:p>
      <text:p text:style-name="P3"><text:s text:c="4"/>public double getExam2()</text:p>
      <text:p text:style-name="P3"><text:s text:c="4"/>{</text:p>
      <text:p text:style-name="P3"><text:tab/>return exam2;</text:p>
      <text:p text:style-name="P3"><text:s text:c="4"/>}</text:p>
      <text:p text:style-name="P3"><text:s text:c="4"/>public void setName (String n)</text:p>
      <text:p text:style-name="P3"><text:s text:c="4"/>{</text:p>
      <text:p text:style-name="P3"><text:tab/>name = n;</text:p>
      <text:p text:style-name="P3"><text:s text:c="4"/>}</text:p>
      <text:p text:style-name="P3"><text:s text:c="4"/>public void setStudentId (int id)</text:p>
      <text:p text:style-name="P3"><text:s text:c="4"/>{</text:p>
      <text:p text:style-name="P3"><text:tab/>studentId = id;</text:p>
      <text:p text:style-name="P3"><text:s text:c="4"/>}</text:p>
      <text:p text:style-name="P3"><text:s text:c="4"/>public void setMajor (String m)</text:p>
      <text:p text:style-name="P3"><text:s text:c="4"/>{</text:p>
      <text:p text:style-name="P3"><text:tab/>major = m;</text:p>
      <text:p text:style-name="P3"><text:s text:c="4"/>}</text:p>
      <text:p text:style-name="P3"><text:s text:c="4"/>public void setLab1 (double l1)</text:p>
      <text:p text:style-name="P3"><text:s text:c="4"/>{</text:p>
      <text:p text:style-name="P3"><text:tab/>lab1 = l1;</text:p>
      <text:p text:style-name="P3"><text:s text:c="4"/>}</text:p>
      <text:p text:style-name="P3"><text:s text:c="4"/>public void setLab2 (double l2)</text:p>
      <text:p text:style-name="P3"><text:s text:c="4"/>{</text:p>
      <text:p text:style-name="P3"><text:tab/>lab2 = l2;</text:p>
      <text:p text:style-name="P3"><text:s text:c="4"/>}</text:p>
      <text:p text:style-name="P3"><text:s text:c="4"/>public void setExam1 (double e1)</text:p>
      <text:p text:style-name="P3"><text:s text:c="4"/>{</text:p>
      <text:p text:style-name="P3"><text:tab/>exam1 = e1;</text:p>
      <text:p text:style-name="P3"><text:s text:c="4"/>}</text:p>
      <text:p text:style-name="P3"><text:s text:c="4"/>public void setExam2 (double e2)</text:p>
      <text:p text:style-name="P3"><text:s text:c="4"/>{</text:p>
      <text:p text:style-name="P3"><text:tab/>exam2 = e2;</text:p>
      <text:p text:style-name="P3"><text:s text:c="4"/>}</text:p>
      <text:p text:style-name="P3"><text:s text:c="4"/>public double labAverage()</text:p>
      <text:p text:style-name="P3"><text:s text:c="4"/>{</text:p>
      <text:p text:style-name="P3"><text:tab/>return (lab1 + lab2) * (100/60.0);</text:p>
      <text:p text:style-name="P3"><text:s text:c="4"/>}</text:p>
      <text:p text:style-name="P3"><text:s text:c="4"/>public double examAverage()</text:p>
      <text:p text:style-name="P3"><text:s text:c="4"/>{</text:p>
      <text:p text:style-name="P3"><text:s text:c="8"/>return (exam1 + exam2)/2;</text:p>
      <text:p text:style-name="P3"><text:s text:c="4"/>}</text:p>
      <text:p text:style-name="P3"/>
      <text:p text:style-name="P3"><text:s text:c="4"/>public double average()</text:p>
      <text:p text:style-name="P3"><text:s text:c="4"/>{</text:p>
      <text:p text:style-name="P3"><text:tab/>return examAverage()*.4 + labAverage()*.6;</text:p>
      <text:p text:style-name="P3"><text:soft-page-break/><text:s text:c="4"/>}</text:p>
      <text:p text:style-name="P3"><text:s text:c="4"/>public String toString()</text:p>
      <text:p text:style-name="P3"><text:s text:c="4"/>{</text:p>
      <text:p text:style-name="P3"><text:tab/>return name + "\t" +studentId + "\t" + major + "\t" + lab1 + "\t" + lab2 + "\t" + exam1 + "\t" + exam2;</text:p>
      <text:p text:style-name="P3"><text:s text:c="4"/>}</text:p>
      <text:p text:style-name="P3">}</text:p>
      <text:p text:style-name="P3">//*******************************************************************************************************</text:p>
      <text:p text:style-name="P3">//Andreas Landgrebe cs111 fall semester 2012</text:p>
      <text:p text:style-name="P3">//</text:p>
      <text:p text:style-name="P3">//Lab 5 Problem 1</text:p>
      <text:p text:style-name="P3">//</text:p>
      <text:p text:style-name="P3">//Uses Student class to get lab and exam scores for two students and to compute and print out averages.</text:p>
      <text:p text:style-name="P3">//*******************************************************************************************************</text:p>
      <text:p text:style-name="P3"/>
      <text:p text:style-name="P3">import java.util.Scanner;</text:p>
      <text:p text:style-name="P3">import java.text.DecimalFormat;</text:p>
      <text:p text:style-name="P3"/>
      <text:p text:style-name="P3">public class GradeBook</text:p>
      <text:p text:style-name="P3">{</text:p>
      <text:p text:style-name="P3"><text:s text:c="4"/>public static void main (String[] argv)</text:p>
      <text:p text:style-name="P3"><text:s text:c="4"/>{</text:p>
      <text:p text:style-name="P3"><text:tab/>Scanner input = new Scanner(System.in);</text:p>
      <text:p text:style-name="P3"><text:tab/></text:p>
      <text:p text:style-name="P3"><text:tab/>DecimalFormat fmt = new DecimalFormat("0.#");</text:p>
      <text:p text:style-name="P3"><text:tab/></text:p>
      <text:p text:style-name="P3"><text:tab/>Student student1, student2;</text:p>
      <text:p text:style-name="P3"/>
      <text:p text:style-name="P3"><text:tab/>System.out.println("enter the name of the first student");</text:p>
      <text:p text:style-name="P3"><text:tab/>String name = input.nextLine();</text:p>
      <text:p text:style-name="P3"><text:tab/>System.out.println("enter the id of the first student");</text:p>
      <text:p text:style-name="P3"><text:tab/>int id = input.nextInt();</text:p>
      <text:p text:style-name="P3"><text:tab/>input.nextLine();</text:p>
      <text:p text:style-name="P3"><text:tab/>System.out.println("enter the major of the first student");</text:p>
      <text:p text:style-name="P3"><text:tab/>String major = input.nextLine();</text:p>
      <text:p text:style-name="P3"><text:s text:c="8"/>student1 = new Student(name, id, major);</text:p>
      <text:p text:style-name="P3"/>
      <text:p text:style-name="P3"><text:tab/>System.out.println("enter the name of the second student");</text:p>
      <text:p text:style-name="P3"><text:tab/>name = input.nextLine();</text:p>
      <text:p text:style-name="P3"><text:tab/>System.out.println("enter the id of the second student");</text:p>
      <text:p text:style-name="P3"><text:tab/>id = input.nextInt();</text:p>
      <text:p text:style-name="P3"><text:tab/>input.nextLine();</text:p>
      <text:p text:style-name="P3"><text:tab/>System.out.println("enter the major of the second student");</text:p>
      <text:p text:style-name="P3"><text:tab/>major = input.nextLine();</text:p>
      <text:p text:style-name="P3"><text:s text:c="8"/>student2 = new Student(name, id, major);</text:p>
      <text:p text:style-name="P3"><text:soft-page-break/></text:p>
      <text:p text:style-name="P3"><text:tab/>System.out.println("Enter the score for lab1 for the first student");</text:p>
      <text:p text:style-name="P3"><text:tab/>double lab1 = input.nextDouble();</text:p>
      <text:p text:style-name="P3"><text:tab/>student1.setLab1(lab1);</text:p>
      <text:p text:style-name="P3"><text:tab/></text:p>
      <text:p text:style-name="P3"><text:tab/>System.out.println("Enter the score for lab2 for the first student");</text:p>
      <text:p text:style-name="P3"><text:tab/>double lab2 = input.nextDouble();</text:p>
      <text:p text:style-name="P3"><text:tab/>student1.setLab2(lab2);</text:p>
      <text:p text:style-name="P3"><text:tab/></text:p>
      <text:p text:style-name="P3"><text:tab/>System.out.println("Enter the score for exam1 for the first student");</text:p>
      <text:p text:style-name="P3"><text:tab/>double exam1 = input.nextDouble();</text:p>
      <text:p text:style-name="P3"><text:tab/>student1.setExam1(exam1);</text:p>
      <text:p text:style-name="P3"><text:tab/></text:p>
      <text:p text:style-name="P3"><text:tab/>System.out.println("Enter the score for exam2 for the first student");</text:p>
      <text:p text:style-name="P3"><text:tab/>double exam2 = input.nextDouble();</text:p>
      <text:p text:style-name="P3"><text:tab/>student1.setExam2(exam2);</text:p>
      <text:p text:style-name="P3"/>
      <text:p text:style-name="P3"><text:tab/></text:p>
      <text:p text:style-name="P3"><text:tab/></text:p>
      <text:p text:style-name="P3"><text:tab/>System.out.println("Enter the score for lab1 for the second student");</text:p>
      <text:p text:style-name="P3"><text:tab/>lab1 = input.nextDouble();</text:p>
      <text:p text:style-name="P3"><text:tab/>student2.setLab1(lab1);</text:p>
      <text:p text:style-name="P3"><text:tab/></text:p>
      <text:p text:style-name="P3"><text:tab/>System.out.println("Enter the score for lab2 for the second student");</text:p>
      <text:p text:style-name="P3"><text:tab/>lab2 = input.nextDouble();</text:p>
      <text:p text:style-name="P3"><text:tab/>student2.setLab2(lab2);</text:p>
      <text:p text:style-name="P3"><text:tab/></text:p>
      <text:p text:style-name="P3"><text:tab/>System.out.println("Enter the score for exam1 for the second student");</text:p>
      <text:p text:style-name="P3"><text:tab/>exam1 = input.nextDouble();</text:p>
      <text:p text:style-name="P3"><text:tab/>student2.setExam1(exam1);</text:p>
      <text:p text:style-name="P3"/>
      <text:p text:style-name="P3"><text:tab/>System.out.println("Enter the score for exam2 for the second student");</text:p>
      <text:p text:style-name="P3"><text:tab/>exam2 = input.nextDouble();</text:p>
      <text:p text:style-name="P3"><text:tab/>student2.setExam2(exam2);</text:p>
      <text:p text:style-name="P3"><text:tab/></text:p>
      <text:p text:style-name="P3"/>
      <text:p text:style-name="P3"><text:tab/>System.out.println ("Student Name\tIdNo\tMajor\t\t\tLab1\tLab2\tExam1\tExam2");</text:p>
      <text:p text:style-name="P3"><text:tab/>System.out.println (student1.toString());</text:p>
      <text:p text:style-name="P3"><text:tab/>System.out.println (student2.toString());</text:p>
      <text:p text:style-name="P3"><text:soft-page-break/><text:tab/>System.out.println ("Laboratory work:");</text:p>
      <text:p text:style-name="P3"><text:tab/>System.out.println("Student Name\tLab1\tLab2\tLab Average");</text:p>
      <text:p text:style-name="P3"><text:tab/>System.out.println(student1.getName() + "\t" + student1.getLab1() + "\t" + student1.getLab2() + "\t" + fmt.format(student1.labAverage()));</text:p>
      <text:p text:style-name="P3"><text:tab/></text:p>
      <text:p text:style-name="P3"><text:tab/>System.out.println(student2.getName() + "\t" + student2.getLab1() + "\t" + student2.getLab2() + "\t" + fmt.format(student2.labAverage()));</text:p>
      <text:p text:style-name="P3"><text:tab/>System.out.println("Exam Work:");</text:p>
      <text:p text:style-name="P3"><text:tab/>System.out.println("Student Name\texam1\texam2\tExam Average");</text:p>
      <text:p text:style-name="P3"><text:tab/>System.out.println(student1.getName() + "\t" + student1.getExam1() + "\t" + student1.getExam2() + "\t" + fmt.format(student1.examAverage()));</text:p>
      <text:p text:style-name="P3"><text:tab/>System.out.println(student2.getName() + "\t" + student2.getExam1() + "\t" + student2.getExam2() + "\t" + fmt.format(student2.examAverage()));</text:p>
      <text:p text:style-name="P3"/>
      <text:p text:style-name="P3"><text:tab/>System.out.println("Overall Average");</text:p>
      <text:p text:style-name="P3"><text:tab/>System.out.println("Student Name\t Average");</text:p>
      <text:p text:style-name="P3"><text:tab/>System.out.println(student1.getName() + "\t" + fmt.format(student1.average()));</text:p>
      <text:p text:style-name="P3"><text:tab/>System.out.println(student2.getName() + "\t" + fmt.format(student2.average()));<text:tab/></text:p>
      <text:p text:style-name="P3"><text:s text:c="3"/>}</text:p>
      <text:p text:style-name="P3">}</text:p>
      <text:p text:style-name="P3"/>
      <text:p text:style-name="P3">Script started on Wed 10 Oct 2012 06:18:38 PM EDT<text:line-break/>#]0;landgrebea@aldenv168: ~/cs111/lab5#landgrebea@aldenv168:~/cs111/lab5$ java GrDE##[K##[KADE##[K##[K##[KadeBook</text:p>
      <text:p text:style-name="P3">enter the name of the first student</text:p>
      <text:p text:style-name="P3">Jennifer SMith# ## ## ## #mith</text:p>
      <text:p text:style-name="P3">enter the id of the first student</text:p>
      <text:p text:style-name="P3">10001</text:p>
      <text:p text:style-name="P3">enter the major of the first student</text:p>
      <text:p text:style-name="P3">COmpu# ## ## ## #omputer Scince# ## ## #ence</text:p>
      <text:p text:style-name="P3">enter the name of the second student</text:p>
      <text:p text:style-name="P3">TR# #R# #ravs# #is JOnes# ## ## ## #ones</text:p>
      <text:p text:style-name="P3">enter the id of the second student</text:p>
      <text:p text:style-name="P3">10002</text:p>
      <text:p text:style-name="P3">enter the major of the second student</text:p>
      <text:p text:style-name="P3">Communicario# ## ## #tion a# #a# #Arts</text:p>
      <text:p text:style-name="P3">Enter the score for lab1 for the first student</text:p>
      <text:p text:style-name="P3">26.5</text:p>
      <text:p text:style-name="P3">Enter the score for lab2 for the first student</text:p>
      <text:p text:style-name="P3">28</text:p>
      <text:p text:style-name="P3">Enter the score for exam1 for the first student</text:p>
      <text:p text:style-name="P3"><text:soft-page-break/>87.5</text:p>
      <text:p text:style-name="P3">Enter the score for exam2 for the first student</text:p>
      <text:p text:style-name="P3">96</text:p>
      <text:p text:style-name="P3">Enter the score for lab1 for the second student</text:p>
      <text:p text:style-name="P3">24</text:p>
      <text:p text:style-name="P3">Enter the score for lab2 for the second student</text:p>
      <text:p text:style-name="P3">28.5</text:p>
      <text:p text:style-name="P3">Enter the score for exam1 for the second student</text:p>
      <text:p text:style-name="P3">84</text:p>
      <text:p text:style-name="P3">Enter the score for exam2 for the second student</text:p>
      <text:p text:style-name="P3">90.5</text:p>
      <text:p text:style-name="P3">Student Name<text:tab/>IdNo<text:tab/>Major<text:tab/><text:tab/><text:tab/>Lab1<text:tab/>Lab2<text:tab/>Exam1<text:tab/>Exam2</text:p>
      <text:p text:style-name="P3">Jennifer Smith<text:tab/>10001<text:tab/>Computer Science<text:tab/>26.5<text:tab/>28.0<text:tab/>87.5<text:tab/>96.0</text:p>
      <text:p text:style-name="P3">Travis Jones<text:tab/>10002<text:tab/>Communication Arts<text:tab/>24.0<text:tab/>28.5<text:tab/>84.0<text:tab/>90.5</text:p>
      <text:p text:style-name="P3">Laboratory work:</text:p>
      <text:p text:style-name="P3">Student Name<text:tab/>Lab1<text:tab/>Lab2<text:tab/>Lab Average</text:p>
      <text:p text:style-name="P3">Jennifer Smith<text:tab/>26.5<text:tab/>28.0<text:tab/>90.8</text:p>
      <text:p text:style-name="P3">Travis Jones<text:tab/>24.0<text:tab/>28.5<text:tab/>87.5</text:p>
      <text:p text:style-name="P3">Exam Work:</text:p>
      <text:p text:style-name="P3">Student Name<text:tab/>exam1<text:tab/>exam2<text:tab/>Exam Average</text:p>
      <text:p text:style-name="P3">Jennifer Smith<text:tab/>87.5<text:tab/>96.0<text:tab/>91.8</text:p>
      <text:p text:style-name="P3">Travis Jones<text:tab/>84.0<text:tab/>90.5<text:tab/>87.2</text:p>
      <text:p text:style-name="P3">Overall Average</text:p>
      <text:p text:style-name="P3">Student Name<text:tab/> Average</text:p>
      <text:p text:style-name="P3">Jennifer Smith<text:tab/>91.2</text:p>
      <text:p text:style-name="P3">Travis Jones<text:tab/>87.4</text:p>
      <text:p text:style-name="P3">#]0;landgrebea@aldenv168: ~/cs111/lab5#landgrebea@aldenv168:~/cs111/lab5$ exirt##[K##[Kt</text:p>
      <text:p text:style-name="P3">exit</text:p>
      <text:p text:style-name="P1"><text:span text:style-name="T2"><text:line-break/>Script done on Wed 10 Oct 2012 06:21:05 PM EDT</text:span><text:line-break/><text:tab/><text:tab/><text:tab/> <text:s text:c="2"/><text:tab/><text:tab/>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Landgrebe</meta:initial-creator>
    <meta:creation-date>2012-10-10T18:21:38</meta:creation-date>
    <dc:date>2012-10-10T18:23:59</dc:date>
    <dc:creator>Andreas Landgrebe</dc:creator>
    <meta:editing-duration>P0D</meta:editing-duration>
    <meta:editing-cycles>1</meta:editing-cycles>
    <meta:document-statistic meta:table-count="0" meta:image-count="0" meta:object-count="0" meta:page-count="6" meta:paragraph-count="223" meta:word-count="841" meta:character-count="6834" meta:non-whitespace-character-count="5814"/>
    <meta:generator>LibreOffice/3.5$Linux_X86_64 LibreOffice_project/350m1$Build-2</meta:generator>
  </office:meta>
</office:document-meta>
</file>